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319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319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319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319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319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319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319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319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319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319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319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319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319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319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319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319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319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Álvaro Daniel  García Carrasque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6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2091886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Álvaro José García Salaz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3911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9.69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8" meta:non-whitespace-character-count="1008"/>
    <meta:template xlink:type="simple" xlink:actuate="onRequest" xlink:title="Normal" xlink:href=""/>
  </office:meta>
</office:document-meta>
</file>